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 fo:language="de" fo:country="AT" officeooo:rsid="0007eac1" officeooo:paragraph-rsid="0007eac1"/>
    </style:style>
    <style:style style:name="P2" style:family="paragraph" style:parent-style-name="Standard">
      <style:text-properties style:font-name="FreeSans" fo:language="de" fo:country="AT" fo:font-weight="bold" officeooo:rsid="0007eac1" officeooo:paragraph-rsid="0007eac1" style:font-weight-asian="bold" style:font-weight-complex="bold"/>
    </style:style>
    <style:style style:name="T1" style:family="text">
      <style:text-properties officeooo:rsid="00080546"/>
    </style:style>
    <style:style style:name="T2" style:family="text">
      <style:text-properties officeooo:rsid="0009e3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kob Franzel<text:tab/><text:tab/><text:tab/><text:tab/><text:tab/><text:tab/><text:tab/><text:tab/><text:tab/><text:tab/>1AHITS</text:p>
      <text:p text:style-name="P1"/>
      <text:p text:style-name="P2">Unfallbericht</text:p>
      <text:p text:style-name="P2"/>
      <text:p text:style-name="P1">Am Samstag, dem 6. Februar 2021 um 16 Uhr stand ich außerhalb der Markthalle gegenüber der Schule, als der Unfall passiert ist. Ein PKW, der aus der Schellingstraße kam, fuhr über die Kreuzung, obwohl die Ampel auf Rot schaltete. Ein Motorrad, das aus der Güntenstraße gekommen war, kollidierte wenige Augenblicke mit dem PKW. Durch den Aufprall wurden beide Fahrzeuge gegen einen LKW in der Grüntenstraße geschleudert. Der LKW muss Möbel transportiert haben, da Holz und Textilstücke <text:span text:style-name="T1">dein der Kollision aus dem Wagen geschleudert wurden. Als ich sah, was gerade geschahen ist rief ich sofort den Notruf an. Als ich meinen Standort, Namen und was passiert war angegeben hatte, wurde mir versichert dass Polizei, Feuerwehr und Rettung in ungefähr fünf Minuten ankommen würde. Ich eilte zum Unfallort, um den Verletzten zu helfen, bis ein Rettungswagen kam. Ich konnte eine Tür des LKWs öffen, um dem Fahrer einen Auswg zu ver schaffen. Der Motorradfahrer </text:span><text:span text:style-name="T2">zog sich von seinem Motorr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2T12:32:33.917933115</meta:creation-date>
    <dc:date>2021-02-22T12:50:49.902643607</dc:date>
    <meta:editing-duration>PT7M25S</meta:editing-duration>
    <meta:editing-cycles>2</meta:editing-cycles>
    <meta:generator>LibreOffice/7.0.3.1$Linux_X86_64 LibreOffice_project/00$Build-1</meta:generator>
    <meta:document-statistic meta:table-count="0" meta:image-count="0" meta:object-count="0" meta:page-count="1" meta:paragraph-count="3" meta:word-count="161" meta:character-count="1024" meta:non-whitespace-character-count="857"/>
  </office:meta>
</office:document-meta>
</file>